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90000010CA8D3483487D113C6.png" manifest:media-type="image/png"/>
  <manifest:file-entry manifest:full-path="Pictures/10000001000003690000010CA2C32B48EF1EBF6E.png" manifest:media-type="image/png"/>
  <manifest:file-entry manifest:full-path="Pictures/10000001000003690000010CB57E3333E446CC9A.png" manifest:media-type="image/png"/>
  <manifest:file-entry manifest:full-path="Pictures/10000001000003690000010C9A2A537B8D151311.png" manifest:media-type="image/png"/>
  <manifest:file-entry manifest:full-path="Pictures/100000010000039A0000018E2000467042729FC0.png" manifest:media-type="image/png"/>
  <manifest:file-entry manifest:full-path="Pictures/10000001000003DA0000015E2E3BC030213BF3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" style:family="text">
      <style:text-properties officeooo:rsid="0008e9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Flexbox</text:span></text:p>
      <text:p text:style-name="P1"/>
      <text:p text:style-name="P2"><draw:frame draw:style-name="fr1" draw:name="Image1" text:anchor-type="char" svg:width="6.6929in" svg:height="2.3756in" draw:z-index="0"><draw:image xlink:href="Pictures/10000001000003DA0000015E2E3BC030213BF3C7.png" xlink:type="simple" xlink:show="embed" xlink:actuate="onLoad" draw:mime-type="image/png"/></draw:frame><draw:frame draw:style-name="fr2" draw:name="Image2" text:anchor-type="char" svg:x="0.0102in" svg:y="3.948in" svg:width="6.6929in" svg:height="2.889in" draw:z-index="1"><draw:image xlink:href="Pictures/100000010000039A0000018E2000467042729FC0.png" xlink:type="simple" xlink:show="embed" xlink:actuate="onLoad" draw:mime-type="image/png"/></draw:frame><draw:frame draw:style-name="fr2" draw:name="Image3" text:anchor-type="char" svg:x="0.0835in" svg:y="7.9925in" svg:width="6.6929in" svg:height="2.0543in" draw:z-index="2"><draw:image xlink:href="Pictures/10000001000003690000010C9A2A537B8D151311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char" svg:width="6.6929in" svg:height="2.0543in" draw:z-index="3"><draw:image xlink:href="Pictures/10000001000003690000010CB57E3333E446CC9A.png" xlink:type="simple" xlink:show="embed" xlink:actuate="onLoad" draw:mime-type="image/png"/></draw:frame><draw:frame draw:style-name="fr2" draw:name="Image5" text:anchor-type="char" svg:x="-0.1457in" svg:y="3.4165in" svg:width="6.6929in" svg:height="2.0543in" draw:z-index="4"><draw:image xlink:href="Pictures/10000001000003690000010CA2C32B48EF1EBF6E.png" xlink:type="simple" xlink:show="embed" xlink:actuate="onLoad" draw:mime-type="image/png"/></draw:frame><draw:frame draw:style-name="fr1" draw:name="Image6" text:anchor-type="char" svg:width="6.6929in" svg:height="2.0543in" draw:z-index="5"><draw:image xlink:href="Pictures/10000001000003690000010CA8D3483487D11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7:02:02.632931201</meta:creation-date>
    <dc:date>2025-07-15T18:25:29.671348921</dc:date>
    <meta:editing-duration>PT39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2" meta:word-count="1" meta:character-count="9" meta:non-whitespace-character-count="7"/>
  </office:meta>
</office:document-meta>
</file>